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014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rnaföll quadrant relation</text:p>
      <text:p text:style-name="P1"/>
      <text:p text:style-name="P1">Hvernig virkar hornaföll - <text:span text:style-name="T2">Sindri</text:span></text:p>
      <text:p text:style-name="Standard">formúlur</text:p>
      <text:p text:style-name="P1">Uppruni -Palli</text:p>
      <text:p text:style-name="Standard">Fyrstu menn til að nota hornaföll, í hvað og afhverju</text:p>
      <text:p text:style-name="Standard">Þrátt fyrir að fyrsta notkunn hornafalla megi rekja aftur til fornaldar eru flest hornaföll sem notuð eru í dag þróuð á miðöldum. Strengja 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 latnesku.</text:p>
      <text:p text:style-name="Standard"><text:tab/>Not allra sex aðferðanna má rekja til Islamskra stærðfræðinga á 9. öld og er þekkt sem lög sinus sem var notað til að klára þríhyrninga</text:p>
      <text:p text:style-name="P1">Skilgreining - Eyþór</text:p>
      <text:p text:style-name="Standard">Hvað er hornafall</text:p>
      <text:p text:style-name="P1">Notkunn í dag - <text:span text:style-name="T2">Palli</text:span></text:p>
      <text:p text:style-name="Standard">í hvað er hornafalla reikningur notaður í í dag</text:p>
      <text:p text:style-name="P1">þróun - Sindri</text:p>
      <text:p text:style-name="Standard">hvernig hefur þetta breyst með tímanum</text:p>
      <text:p text:style-name="P1">Notkunn í forritun - Eyþór</text:p>
      <text:p text:style-name="Standard">Okkar starfsvið er forritun. Hvernig er hægt að nota hornaföll í forritun og hvernig mundum við skrifa upp formúlurnar í C#</text:p>
      <text:p text:style-name="P1">Það sem við vorum í veseni með fyrst en skyljum núna og afhverju – Þurfum að gera þetta saman</text:p>
      <text:p text:style-name="Standard"><text:span text:style-name="Default_20_Paragraph_20_Font"><text:span text:style-name="T1">Kynning - Pall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6-02-25T11:08:00Z</meta:creation-date>
    <dc:date>2016-03-03T12:18:31.087991729</dc:date>
    <meta:editing-cycles>4</meta:editing-cycles>
    <meta:editing-duration>PT58M1S</meta:editing-duration>
    <meta:document-statistic meta:table-count="0" meta:image-count="0" meta:object-count="0" meta:page-count="1" meta:paragraph-count="17" meta:word-count="198" meta:character-count="1146" meta:non-whitespace-character-count="963"/>
    <meta:template xlink:type="simple" xlink:actuate="onRequest" xlink:title="" xlink:href="Normal"/>
  </office:meta>
</office:document-meta>
</file>